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北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</text:p>
          </table:table-cell>
          <table:table-cell table:style-name="ce7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臼齊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丹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廾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气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8:14:58.746579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19:45:17.654000129</dc:date>
    <meta:editing-duration>P13DT8H48M51S</meta:editing-duration>
    <meta:editing-cycles>2823</meta:editing-cycles>
    <meta:generator>LibreOffice/24.2.7.2$Linux_X86_64 LibreOffice_project/420$Build-2</meta:generator>
    <meta:document-statistic meta:table-count="1" meta:cell-count="447" meta:object-count="0"/>
  </office:meta>
</office:document-meta>
</file>